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center" style:justify-single-word="false"/>
      <style:text-properties fo:font-size="28pt" style:font-size-asian="28pt" style:font-size-complex="28pt"/>
    </style:style>
    <style:style style:name="P3" style:family="paragraph" style:parent-style-name="Heading_20_1">
      <style:paragraph-properties fo:line-height="150%"/>
    </style:style>
    <style:style style:name="P4" style:family="paragraph" style:parent-style-name="Heading_20_1">
      <style:paragraph-properties fo:line-height="150%"/>
      <style:text-properties fo:font-size="60pt" style:font-size-asian="60pt" style:font-size-complex="60pt"/>
    </style:style>
    <style:style style:name="P5" style:family="paragraph" style:parent-style-name="Heading_20_1">
      <style:paragraph-properties fo:line-height="150%" fo:text-align="center" style:justify-single-word="false"/>
      <style:text-properties fo:font-size="60pt" style:font-size-asian="60pt" style:font-size-complex="60pt"/>
    </style:style>
    <style:style style:name="P6" style:family="paragraph" style:parent-style-name="Heading_20_1">
      <style:paragraph-properties fo:line-height="150%"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
      <text:h text:style-name="P5" text:outline-level="1">Luminance Pitch</text:h>
      <text:p text:style-name="P2">Kyle Fisher, Stephen Damm, Greg Logan</text:p>
      <text:h text:style-name="P6" text:outline-level="1">Introduction</text:h>
      <text:p text:style-name="P1">Stephen Damm, Greg Logan and Kyle Fisher are forming the team behind Luminance. <text:s/>The concept of this game revolves around finding clever ways to direct an energy stream from one or more sources to one or more destinations. <text:s/>This task may need to be completed within a given time limit and with limited resources. <text:s/>This classifies the game as a puzzler. <text:s/>The target market for the game are teenagers and up, more specifically people who can only play for short periods of time. <text:s/>Luminance will be ideal for those who have spare time to play flash games as it does not have significant depth or require much of an investment.</text:p>
      <text:h text:style-name="P3" text:outline-level="1">Game Description</text:h>
      <text:p text:style-name="P1">The game will be fixed-view two-dimensional arena comprising of different levels, viewed from above using a fixed camera. <text:s/>Each level will consist of an energy stream flowing into the level and one or more targets that this stream needs to hit. <text:s/>The focus of the game is to manipulate this energy stream using a varying set of tools so that all the targets are hit. <text:s/>The manipulation of this energy stream will happen in real time to give the player immediate feedback. <text:s/>Some examples of tools could be splitters, prisms (which will create beams of different colours) and mirrors. <text:s/>The targets may be either out in the open or guarded with devices such as walls, mirrors and semi-transparent materials with different refraction indexes.</text:p>
      <text:p text:style-name="P1">Difficulty for the random levels will be incorporated into the path planner. <text:s/>This will find the optimal solution (most difficult) and provide a few more sub-optimal solutions. <text:s/>Depending on the solution the player comes up with, they will be scored accordingly.</text:p>
      <text:p text:style-name="P1">A set of introductory levels will be made available with the goal of easing the player into the mechanics of the game. <text:s/>Once the training levels are completed a set of pre-made levels (around 10) will be available and future levels will be randomly generated. <text:s/>The easier levels will use fewer tools and have fewer targets whereas the more difficult levels will use these tools in many different ways. <text:s/>A suggestion is to make it necessary to split the stream into red blue and green colours and then combine them back into white for the target. <text:s/>Another example would be to have some lenses in the arena that will bend the light in an unexpected way.</text:p>
      <text:p text:style-name="P1">In order to encourage competition, we could assign performance based points. <text:s/>So, the quicker the level is completed, the more points one earns and the more a tool is manipulated the more points the player <text:soft-page-break/>loses. <text:s/>This will give any players focusing on points the motivation to complete puzzles quickly while less points-focused players can take their time.</text:p>
      <text:h text:style-name="P3" text:outline-level="1">Required Resources</text:h>
      <text:p text:style-name="P1">Resources for this game will include a new game engine, a path finding module and game art. <text:s/>Knowledge of C# and XNA is a strong requirement. <text:s/>The development environment for and these tools are provided for free by the University of Saskatchewan under the MSDNAA license. <text:s/>We also require the use of a source control system. <text:s/>An SVN repository has been set up by Stephen Damm on his personal server to accommodate this. <text:s/>Access has been given to the other two team members and it is intended that everyone keep a checked out copy of the work. <text:s/>A knowledge of physics will be required to provide the necessary look and feel for the energy stream and it's interactions. <text:s/>Much of the art can be simple, however, so the art requirement is small. <text:s/>The game engine will need to be responsible for rendering the energy stream and querying the objects the stream hits for how to manipulate the stream. <text:s/>The engine will also need to render the targets and manipulation tools. <text:s/>The path finding module will need to not only determine if a puzzle is solvable, but also the minimal tool set required to solve the puzzle, and hence a solution.</text:p>
      <text:h text:style-name="P3" text:outline-level="1">Demographic</text:h>
      <text:p text:style-name="P1">Luminance will appeal to a wide audience. <text:s/>People of all ages and gender enjoy solving puzzles and Luminance will supply an endless stream of them. <text:s/>People will keep playing for the fresh experience and encourage their friends and family to try the game due to the sense of accomplishment solving each puzzle will bring. <text:s/>While this may not appeal to the typical hardcore gamer, this is a very cost effective game to develop for the money it will bring in.</text:p>
      <text:h text:style-name="P3" text:outline-level="1">Team</text:h>
      <text:p text:style-name="P1">Steve has experience with XNA and will be able to develop our main engine as well as shaders for making the game look unique. <text:s/>Greg and Kyle both have experience with path planning and artifical intelligence and will be working on the logic behind the level generation. <text:s/>All team members have project management experience; Greg and Stephen through working for ARIES and Kyle by working with the College of Engineering for a summer project. <text:s/>All team members will contribute to the ideas surrounding the types of tools and obstacles to include in the levels. <text:s/>Finally, all members will be <text:soft-page-break/>responsible for bringing together the art and making decisions on user interfaces. <text:s/>Aside from looking up some physics for how to treat the energy stream and learning the XNA model itself, there should not be any extensive training required to bring any members up to sp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Kyle Fisher</meta:initial-creator>
    <meta:creation-date>2009-01-13T14:36:06</meta:creation-date>
    <dc:creator>Greg Logan</dc:creator>
    <dc:date>2009-01-25T10:50:23</dc:date>
    <meta:editing-cycles>37</meta:editing-cycles>
    <meta:editing-duration>PT1H40M42S</meta:editing-duration>
    <meta:user-defined meta:name="Info 1"/>
    <meta:user-defined meta:name="Info 2"/>
    <meta:user-defined meta:name="Info 3"/>
    <meta:user-defined meta:name="Info 4"/>
    <meta:document-statistic meta:table-count="0" meta:image-count="0" meta:object-count="0" meta:page-count="4" meta:paragraph-count="15" meta:word-count="894" meta:character-count="5192"/>
  </office:meta>
</office:document-meta>
</file>